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ibri" svg:font-family="Colibri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1288" officeooo:paragraph-rsid="00031288"/>
    </style:style>
    <style:style style:name="P2" style:family="paragraph" style:parent-style-name="Standard">
      <style:text-properties officeooo:rsid="000414e1" officeooo:paragraph-rsid="000414e1"/>
    </style:style>
    <style:style style:name="P3" style:family="paragraph" style:parent-style-name="Standard">
      <style:text-properties officeooo:rsid="00051355" officeooo:paragraph-rsid="00051355"/>
    </style:style>
    <style:style style:name="P4" style:family="paragraph" style:parent-style-name="Standard">
      <style:text-properties officeooo:rsid="0005ec1e" officeooo:paragraph-rsid="0005ec1e"/>
    </style:style>
    <style:style style:name="T1" style:family="text">
      <style:text-properties style:font-name="Co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s de uso de mi aplicación</text:span> </text:p>
      <text:p text:style-name="P1"/>
      <text:p text:style-name="P1">Administrar archivos y carpetas en el server side</text:p>
      <text:p text:style-name="P1">Administrar archivos y carpetas en el client side</text:p>
      <text:p text:style-name="P1">Administrar varios servidores, guardando las configuraciones de estos</text:p>
      <text:p text:style-name="P1">Modificar archivos a tiempo real archivos en el servidor</text:p>
      <text:p text:style-name="P1">Modificar archivos de texto en el cliente</text:p>
      <text:p text:style-name="P1">Transferir archivos entre el cliente y el servidor con drag and drop</text:p>
      <text:p text:style-name="P1"/>
      <text:p text:style-name="P1"/>
      <text:p text:style-name="P1">nx para la administración del repositorio</text:p>
      <text:p text:style-name="P1"/>
      <text:p text:style-name="P1">electron para generar una aplicación de escritorio</text:p>
      <text:p text:style-name="P3">angular para el frontend</text:p>
      <text:p text:style-name="P3">ngrx para manejar el storage en frontend</text:p>
      <text:p text:style-name="P4">dixie para manejar el localstorage</text:p>
      <text:p text:style-name="P4"/>
      <text:p text:style-name="P3"/>
      <text:p text:style-name="P2">nest para el backend</text:p>
      <text:p text:style-name="P3">redis para manejar el storage en el backend</text:p>
      <text:p text:style-name="P3"/>
      <text:p text:style-name="P4">socket io para la comunicacion entre el frontend y el backend</text:p>
      <text:p text:style-name="P4">jwt para la autenticació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ibri" svg:font-family="Colibri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libri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olibri" fo:font-size="12pt" fo:language="en" fo:country="US" style:letter-kerning="true" style:font-name-asian="Droid Sans Fallback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41:29.140699955</meta:creation-date>
    <dc:date>2022-04-19T19:44:25.224376703</dc:date>
    <meta:editing-duration>PT2M15S</meta:editing-duration>
    <meta:editing-cycles>1</meta:editing-cycles>
    <meta:document-statistic meta:table-count="0" meta:image-count="0" meta:object-count="0" meta:page-count="1" meta:paragraph-count="16" meta:word-count="114" meta:character-count="700" meta:non-whitespace-character-count="601"/>
    <meta:generator>LibreOffice/7.2.6.2$Linux_X86_64 LibreOffice_project/20$Build-2</meta:generator>
  </office:meta>
</office:document-meta>
</file>